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80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81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2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3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4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5" style:family="paragraph" style:parent-style-name="Table_20_Contents">
      <style:text-properties fo:font-size="2pt" style:font-size-asian="2pt" style:font-size-complex="2pt"/>
    </style:style>
    <style:style style:name="P286" style:family="paragraph" style:parent-style-name="Table_20_Contents">
      <style:text-properties officeooo:paragraph-rsid="012610c3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2610c3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55ecc"/>
    </style:style>
    <style:style style:name="T58" style:family="text">
      <style:text-properties officeooo:rsid="00c7b8f7"/>
    </style:style>
    <style:style style:name="T59" style:family="text">
      <style:text-properties officeooo:rsid="00c969c4"/>
    </style:style>
    <style:style style:name="T60" style:family="text">
      <style:text-properties officeooo:rsid="00cbfc96"/>
    </style:style>
    <style:style style:name="T61" style:family="text">
      <style:text-properties officeooo:rsid="00cc934b"/>
    </style:style>
    <style:style style:name="T62" style:family="text">
      <style:text-properties officeooo:rsid="00cca6ca"/>
    </style:style>
    <style:style style:name="T63" style:family="text">
      <style:text-properties officeooo:rsid="00d070d6"/>
    </style:style>
    <style:style style:name="T64" style:family="text">
      <style:text-properties officeooo:rsid="00d52ba0"/>
    </style:style>
    <style:style style:name="T65" style:family="text">
      <style:text-properties officeooo:rsid="00da8dcc"/>
    </style:style>
    <style:style style:name="T66" style:family="text">
      <style:text-properties officeooo:rsid="00ddfb14"/>
    </style:style>
    <style:style style:name="T67" style:family="text">
      <style:text-properties officeooo:rsid="00cc2f69"/>
    </style:style>
    <style:style style:name="T68" style:family="text">
      <style:text-properties officeooo:rsid="00de9fd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dfaf2c" style:font-weight-asian="bold" style:font-weight-complex="bold"/>
    </style:style>
    <style:style style:name="T71" style:family="text">
      <style:text-properties fo:font-weight="bold" officeooo:rsid="00e05e8f" style:font-weight-asian="bold" style:font-weight-complex="bold"/>
    </style:style>
    <style:style style:name="T72" style:family="text">
      <style:text-properties fo:font-weight="bold" officeooo:rsid="00ec0e6c" style:font-weight-asian="bold" style:font-weight-complex="bold"/>
    </style:style>
    <style:style style:name="T73" style:family="text">
      <style:text-properties fo:font-weight="bold" officeooo:rsid="00ec65e2" style:font-weight-asian="bold" style:font-weight-complex="bold"/>
    </style:style>
    <style:style style:name="T74" style:family="text">
      <style:text-properties fo:font-weight="bold" officeooo:rsid="00eb2033" style:font-weight-asian="bold" style:font-weight-complex="bold"/>
    </style:style>
    <style:style style:name="T75" style:family="text">
      <style:text-properties fo:font-weight="bold" officeooo:rsid="00e9fa8d" style:font-weight-asian="bold" style:font-weight-complex="bold"/>
    </style:style>
    <style:style style:name="T76" style:family="text">
      <style:text-properties fo:font-weight="bold" officeooo:rsid="00e86ae3" style:font-weight-asian="bold" style:font-weight-complex="bold"/>
    </style:style>
    <style:style style:name="T77" style:family="text">
      <style:text-properties fo:font-weight="bold" officeooo:rsid="00f5c82b" style:font-weight-asian="bold" style:font-weight-complex="bold"/>
    </style:style>
    <style:style style:name="T78" style:family="text">
      <style:text-properties fo:font-weight="bold" officeooo:rsid="01185088" style:font-weight-asian="bold" style:font-weight-complex="bold"/>
    </style:style>
    <style:style style:name="T79" style:family="text">
      <style:text-properties officeooo:rsid="00dfaf2c"/>
    </style:style>
    <style:style style:name="T80" style:family="text">
      <style:text-properties fo:color="#000000" style:font-name="Liberation Mono" fo:font-size="10pt" style:font-size-asian="10pt" style:font-size-complex="10pt"/>
    </style:style>
    <style:style style:name="T81" style:family="text">
      <style:text-properties officeooo:rsid="00e05e8f"/>
    </style:style>
    <style:style style:name="T82" style:family="text">
      <style:text-properties officeooo:rsid="00e1e472"/>
    </style:style>
    <style:style style:name="T83" style:family="text">
      <style:text-properties officeooo:rsid="00e6ba0d"/>
    </style:style>
    <style:style style:name="T84" style:family="text">
      <style:text-properties officeooo:rsid="00e76c27"/>
    </style:style>
    <style:style style:name="T85" style:family="text">
      <style:text-properties officeooo:rsid="00e86ae3"/>
    </style:style>
    <style:style style:name="T86" style:family="text">
      <style:text-properties officeooo:rsid="00ec0e6c"/>
    </style:style>
    <style:style style:name="T87" style:family="text">
      <style:text-properties officeooo:rsid="00ed6e41"/>
    </style:style>
    <style:style style:name="T88" style:family="text">
      <style:text-properties style:text-line-through-style="solid" style:text-line-through-type="single"/>
    </style:style>
    <style:style style:name="T89" style:family="text">
      <style:text-properties style:text-line-through-style="solid" style:text-line-through-type="single" officeooo:rsid="00ddfb14"/>
    </style:style>
    <style:style style:name="T90" style:family="text">
      <style:text-properties officeooo:rsid="00f06781"/>
    </style:style>
    <style:style style:name="T91" style:family="text">
      <style:text-properties officeooo:rsid="00f37b9b"/>
    </style:style>
    <style:style style:name="T92" style:family="text">
      <style:text-properties officeooo:rsid="00f6e30d"/>
    </style:style>
    <style:style style:name="T93" style:family="text">
      <style:text-properties officeooo:rsid="0103e053"/>
    </style:style>
    <style:style style:name="T94" style:family="text">
      <style:text-properties officeooo:rsid="010abaf6"/>
    </style:style>
    <style:style style:name="T95" style:family="text">
      <style:text-properties officeooo:rsid="010b32eb"/>
    </style:style>
    <style:style style:name="T96" style:family="text">
      <style:text-properties officeooo:rsid="010c7737"/>
    </style:style>
    <style:style style:name="T97" style:family="text">
      <style:text-properties officeooo:rsid="010dfec1"/>
    </style:style>
    <style:style style:name="T98" style:family="text">
      <style:text-properties officeooo:rsid="010fa0ed"/>
    </style:style>
    <style:style style:name="T99" style:family="text">
      <style:text-properties officeooo:rsid="01127561"/>
    </style:style>
    <style:style style:name="T100" style:family="text">
      <style:text-properties officeooo:rsid="01133825"/>
    </style:style>
    <style:style style:name="T101" style:family="text">
      <style:text-properties officeooo:rsid="0113ade5"/>
    </style:style>
    <style:style style:name="T102" style:family="text">
      <style:text-properties officeooo:rsid="0115a26a"/>
    </style:style>
    <style:style style:name="T103" style:family="text">
      <style:text-properties officeooo:rsid="0117a092"/>
    </style:style>
    <style:style style:name="T104" style:family="text">
      <style:text-properties officeooo:rsid="01185088"/>
    </style:style>
    <style:style style:name="T105" style:family="text">
      <style:text-properties officeooo:rsid="0118cac0"/>
    </style:style>
    <style:style style:name="T106" style:family="text">
      <style:text-properties officeooo:rsid="0119a7f9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officeooo:rsid="011c872f"/>
    </style:style>
    <style:style style:name="T109" style:family="text">
      <style:text-properties officeooo:rsid="011decae"/>
    </style:style>
    <style:style style:name="T110" style:family="text">
      <style:text-properties officeooo:rsid="0121de19"/>
    </style:style>
    <style:style style:name="T111" style:family="text">
      <style:text-properties officeooo:rsid="0123c5bf"/>
    </style:style>
    <style:style style:name="T112" style:family="text">
      <style:text-properties officeooo:rsid="012610c3"/>
    </style:style>
    <style:style style:name="T113" style:family="text">
      <style:text-properties officeooo:rsid="012ab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5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4">1</text:span>—011игра</text:p>
      <text:p text:style-name="P11">20<text:span text:style-name="T54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1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1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1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8">(Blue?)</text:span></text:p>
      <text:p text:style-name="P36">0416:0D-&gt;0B</text:p>
      <text:p text:style-name="P37">Medusa'sTower<text:span text:style-name="T29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1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1">3</text:span></text:p>
      <text:p text:style-name="P54">040D:<text:span text:style-name="T41">30-&gt;32</text:span></text:p>
      <text:p text:style-name="P54">0415:00-&gt;09(LightBlue/Black)</text:p>
      <text:p text:style-name="P54">0416:0D-&gt;0B</text:p>
      <text:p text:style-name="P54">DezorianCavern<text:span text:style-name="T41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8">(0)</text:span></text:p>
      <text:p text:style-name="P72">040D:00-&gt;0B</text:p>
      <text:p text:style-name="P72">0415:04-&gt;01(orange/red)</text:p>
      <text:p text:style-name="P70">BayaMalay<text:span text:style-name="T48">(1)</text:span></text:p>
      <text:p text:style-name="P73">040D:0B-&gt;0C</text:p>
      <text:p text:style-name="P71">BayaMalay<text:span text:style-name="T48">(2)</text:span></text:p>
      <text:p text:style-name="P74">040D:0<text:span text:style-name="T50">C</text:span>-&gt;0<text:span text:style-name="T50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1">1</text:span></text:p>
      <text:p text:style-name="P78">040D:0B-&gt;0A</text:p>
      <text:p text:style-name="P69">-<text:span text:style-name="T51">2</text:span></text:p>
      <text:p text:style-name="P78">040D:0A-&gt;09</text:p>
      <text:p text:style-name="P69">-<text:span text:style-name="T51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3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4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7">7</text:span>:00-&gt;FF—<text:span text:style-name="T27">2</text:span>0AbionWarehouse</text:p>
      <text:p text:style-name="P116">0708:00-&gt;FF-<text:span text:style-name="T30">EmptyMedusa“sTower#1</text:span></text:p>
      <text:p text:style-name="P39">0709:00-&gt;FF<text:span text:style-name="T29">—BurgerMedusa“sTower</text:span>#1</text:p>
      <text:p text:style-name="P117">070A:00-&gt;FF<text:span text:style-name="T29">—</text:span>10<text:span text:style-name="T29">Medusa“sTower#1</text:span></text:p>
      <text:p text:style-name="P38">070B:00-&gt;FF—BurgerMedusa“sTower<text:span text:style-name="T30">#1</text:span></text:p>
      <text:p text:style-name="P2"><text:soft-page-break/></text:p>
      <text:p text:style-name="P117">070D:00-&gt;FF<text:span text:style-name="T29">—</text:span>Escaper<text:span text:style-name="T29">Medusa“sTower#1</text:span></text:p>
      <text:p text:style-name="P118">070E:00-&gt;FF<text:span text:style-name="T29">—</text:span>Flash<text:span text:style-name="T29">Medusa“sTower#1</text:span></text:p>
      <text:p text:style-name="P39">070F:00-&gt;FF-20<text:span text:style-name="T29">Medusa“sTower#</text:span>2</text:p>
      <text:p text:style-name="P39">0710:00-&gt;FF-Cola<text:span text:style-name="T29">Medusa“sTower#</text:span>2</text:p>
      <text:p text:style-name="P117"/>
      <text:p text:style-name="P40">0712:00-&gt;FF<text:span text:style-name="T30">-</text:span>Empty<text:span text:style-name="T30">Medusa“sTower#2</text:span></text:p>
      <text:p text:style-name="P39">0713:00-&gt;FF-10<text:span text:style-name="T29">Medusa“sTower#</text:span>3</text:p>
      <text:p text:style-name="P40">0714:00-&gt;FF<text:span text:style-name="T30">-</text:span>5<text:span text:style-name="T30">Medusa“sTower#3</text:span></text:p>
      <text:p text:style-name="P41">0715:00-&gt;FF<text:span text:style-name="T30">-EmptyMedusa“sTower#4</text:span></text:p>
      <text:p text:style-name="P41">0716:00-&gt;FF<text:span text:style-name="T30">-</text:span>Burger<text:span text:style-name="T30">Medusa“sTower#4</text:span></text:p>
      <text:p text:style-name="P41"/>
      <text:p text:style-name="P40">0719:00-&gt;FF<text:span text:style-name="T30">-</text:span>35<text:span text:style-name="T30">Medusa“sTower#</text:span>4</text:p>
      <text:p text:style-name="P117"/>
      <text:p text:style-name="P41">071C:00-&gt;FF<text:span text:style-name="T30">-10Medusa“sTower#</text:span>4</text:p>
      <text:p text:style-name="P41">071A:00-&gt;FF<text:span text:style-name="T30">-EmptyMedusa“sTower#4</text:span></text:p>
      <text:p text:style-name="P41"/>
      <text:p text:style-name="P42">071D:00-&gt;FF<text:span text:style-name="T30">-</text:span>Burger<text:span text:style-name="T30">Medusa“sTower#</text:span>5</text:p>
      <text:p text:style-name="P42">0720:00-&gt;FF<text:span text:style-name="T30">-EmptyMedusa“sTower#</text:span>5</text:p>
      <text:p text:style-name="P74">0721:00-&gt;FF—Burger<text:span text:style-name="T49">BayaMalay#-3</text:span></text:p>
      <text:p text:style-name="P119">0722:00-&gt;FF-50<text:span text:style-name="T49">BayaMalay#-</text:span>3</text:p>
      <text:p text:style-name="P119">0723:00-&gt;FF-<text:span text:style-name="T49">EmptyBayaMalay#-</text:span>3</text:p>
      <text:p text:style-name="P43">0724:00-&gt;FF<text:span text:style-name="T31">-</text:span>Cola<text:span text:style-name="T31">Medusa“sTower#</text:span>7</text:p>
      <text:p text:style-name="P78">0725:00-&gt;FF-Burger<text:span text:style-name="T48">BayaMalay#-</text:span>2</text:p>
      <text:p text:style-name="P78">0726:00-&gt;FF—MagicLamp<text:span text:style-name="T48">BayaMalay#-</text:span>2</text:p>
      <text:p text:style-name="P43">0727:00-&gt;FF<text:span text:style-name="T31">-EmptyMedusa“sTower#</text:span>8</text:p>
      <text:p text:style-name="P120">0728:00-&gt;FF<text:span text:style-name="T49">-</text:span>Cola<text:span text:style-name="T49">BayaMalay#-1</text:span></text:p>
      <text:p text:style-name="P121">0729:00-&gt;FF-500<text:span text:style-name="T48">BayaMalay#-</text:span>1</text:p>
      <text:p text:style-name="P78">072A:00-&gt;FF<text:span text:style-name="T49">-500BayaMalay#-1</text:span></text:p>
      <text:p text:style-name="P78">072B:00-&gt;FF<text:span text:style-name="T49">-</text:span>Escaper<text:span text:style-name="T49">BayaMalay#-1</text:span></text:p>
      <text:p text:style-name="P119">072C:00-&gt;FF<text:span text:style-name="T49">-EmptyBayaMalay#-1</text:span></text:p>
      <text:p text:style-name="P72">072D:00-&gt;FF—ShortSwordBayaMalay#0</text:p>
      <text:p text:style-name="P120">072E:00-&gt;FF<text:span text:style-name="T49">—</text:span>LightSaber<text:span text:style-name="T49">BayaMalay#0</text:span></text:p>
      <text:p text:style-name="P121">072F:00-&gt;FF—Burger<text:span text:style-name="T48">BayaMalay#</text:span>0</text:p>
      <text:p text:style-name="P77">0730:00-&gt;FF—IronSword<text:span text:style-name="T49">BayaMalay#0</text:span></text:p>
      <text:p text:style-name="P77">0731:00-&gt;FF—MagicKey<text:span text:style-name="T48">BayaMalay#</text:span>1</text:p>
      <text:p text:style-name="P122">0732:00-&gt;FF<text:span text:style-name="T50">—</text:span>20<text:span text:style-name="T50">BayaMalay#1</text:span></text:p>
      <text:p text:style-name="P122"/>
      <text:p text:style-name="P77">0734:00-&gt;FF—100<text:span text:style-name="T48">BayaMalay#</text:span>2</text:p>
      <text:p text:style-name="P77">0735:00-&gt;FF—IronAxe<text:span text:style-name="T48">BayaMalay#</text:span>2</text:p>
      <text:p text:style-name="P75">0736:00-&gt;FF<text:span text:style-name="T50">—</text:span>Empty<text:span text:style-name="T50">BayaMalay#2</text:span></text:p>
      <text:p text:style-name="P75"/>
      <text:p text:style-name="P77">0738:00-&gt;FF—Empty<text:span text:style-name="T48">BayaMalay#</text:span>2</text:p>
      <text:p text:style-name="P76">0739:00-&gt;FF<text:span text:style-name="T48">—</text:span>Burger<text:span text:style-name="T48">BayaMalay#3</text:span></text:p>
      <text:p text:style-name="P76">073A:00-&gt;FF<text:span text:style-name="T48">—EmptyBayaMalay#3</text:span></text:p>
      <text:p text:style-name="P76">073B:00-&gt;FF<text:span text:style-name="T48">—</text:span>Burger<text:span text:style-name="T48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6">BortevoPassage</text:span></text:p>
      <text:p text:style-name="P33">0754:00-&gt;FFEmptyBortevoPassage</text:p>
      <text:p text:style-name="P123">0755:00-&gt;FFFlash<text:span text:style-name="T26">BortevoPassage</text:span></text:p>
      <text:p text:style-name="P33">0756:00-&gt;FFEscaperBortevoPassage</text:p>
      <text:p text:style-name="P124">0757:00-&gt;FF20<text:span text:style-name="T34">ForgottenTower#</text:span>1</text:p>
      <text:p text:style-name="P124"/>
      <text:p text:style-name="P46">0759:00-&gt;FFEmptyForgottenTower#2</text:p>
      <text:p text:style-name="P47">075A:00-&gt;FF<text:span text:style-name="T35">BurgerForgottenTower#3</text:span></text:p>
      <text:p text:style-name="P47">075B:00-&gt;FF<text:span text:style-name="T34">EmptyForgottenTower#</text:span>3</text:p>
      <text:p text:style-name="P125">075C:00-&gt;FF<text:span text:style-name="T35">1</text:span>00<text:span text:style-name="T35">ForgottenTower#3</text:span></text:p>
      <text:p text:style-name="P126">075D:00-&gt;FF1<text:span text:style-name="T34">ForgottenTower#</text:span>3</text:p>
      <text:p text:style-name="P126">075E:00-&gt;FFBurger<text:span text:style-name="T34">ForgottenTower#</text:span>3</text:p>
      <text:p text:style-name="P126">075F:00-&gt;FF<text:span text:style-name="T34">EmptyForgottenTower#</text:span>3</text:p>
      <text:p text:style-name="P47">0760:00-&gt;FF<text:span text:style-name="T34">EmptyForgottenTower#</text:span>4</text:p>
      <text:p text:style-name="P127">0761:00-&gt;FF20<text:span text:style-name="T35">ForgottenTower#</text:span>4</text:p>
      <text:p text:style-name="P127">0762:00-&gt;FF<text:span text:style-name="T35">BurgerForgottenTower#</text:span>4</text:p>
      <text:p text:style-name="P47">0763:00-&gt;FF<text:span text:style-name="T34">EmptyForgottenTower#</text:span>4</text:p>
      <text:p text:style-name="P128">0764:00-&gt;FF<text:span text:style-name="T36">BurgerForgottenTower#</text:span>5</text:p>
      <text:p text:style-name="P29">0765:00-&gt;FF<text:span text:style-name="T22">—</text:span>2000-<text:span text:style-name="T22">NaharuCave#</text:span>3</text:p>
      <text:p text:style-name="P108">0766:00-&gt;FF<text:span text:style-name="T23">—FlashNaharuCave#2</text:span></text:p>
      <text:p text:style-name="P108">0767:00-&gt;FF-Burger<text:span text:style-name="T23">NaharuCave#2</text:span></text:p>
      <text:p text:style-name="P108">0768:00-&gt;FF-Burger<text:span text:style-name="T23">NaharuCave#2</text:span></text:p>
      <text:p text:style-name="P29">0769:00-&gt;FF—Flash<text:span text:style-name="T22">NaharuCave#</text:span>2</text:p>
      <text:p text:style-name="P108">076A:00-&gt;FF-50<text:span text:style-name="T23">NaharuCave#2</text:span></text:p>
      <text:p text:style-name="P28">076B:00-&gt;FF—ColaNaharuCave#1</text:p>
      <text:p text:style-name="P29">076C:00-&gt;FF<text:span text:style-name="T22">—</text:span>20meset<text:span text:style-name="T22">NaharuCave#1</text:span></text:p>
      <text:p text:style-name="P129">076D:00-&gt;FF—500(300?)<text:span text:style-name="T38">Tajima'sCave#3</text:span></text:p>
      <text:p text:style-name="P130">076E:00-&gt;FF<text:span text:style-name="T38">—EmptyTajima'sCave#</text:span>3</text:p>
      <text:p text:style-name="P130">076F:00-&gt;FF<text:span text:style-name="T38">—EmptyTajima'sCave#</text:span>3</text:p>
      <text:p text:style-name="P130">0771:00-&gt;FF<text:span text:style-name="T38">—EmptyTajima'sCave#</text:span>3</text:p>
      <text:p text:style-name="P130"/>
      <text:p text:style-name="P131">0773:00-&gt;FF<text:span text:style-name="T38">—</text:span>Flash<text:span text:style-name="T38">Tajima'sCave#</text:span>2</text:p>
      <text:p text:style-name="P51">0774:00-&gt;FF<text:span text:style-name="T38">—</text:span>Empty<text:span text:style-name="T38">Tajima'sCave#2</text:span></text:p>
      <text:p text:style-name="P131">0775:00-&gt;FF<text:span text:style-name="T38">—</text:span>Burger<text:span text:style-name="T38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3">CoronaTower</text:span>#1</text:p>
      <text:p text:style-name="P63">0783:00-&gt;FF—Empty<text:span text:style-name="T43">CoronaTower</text:span>#2</text:p>
      <text:p text:style-name="P63">0784:00-&gt;FF—Burger<text:span text:style-name="T43">CoronaTower</text:span>#2</text:p>
      <text:p text:style-name="P63">0785:00-&gt;FF—500<text:span text:style-name="T43">CoronaTower</text:span>#2</text:p>
      <text:p text:style-name="P64">0786:00-&gt;FF—20<text:span text:style-name="T44">CoronaTower#</text:span>3</text:p>
      <text:p text:style-name="P64">0787:00-&gt;FF—Cola<text:span text:style-name="T44">CoronaTower#</text:span>3</text:p>
      <text:p text:style-name="P64">0788:00-&gt;FF-Flash<text:span text:style-name="T44">CoronaTower#</text:span>3</text:p>
      <text:p text:style-name="P133">0789:00-&gt;FF<text:span text:style-name="T45">—20CoronaTower#3</text:span></text:p>
      <text:p text:style-name="P64">078A:00-&gt;FF-<text:span text:style-name="T44">EmptyCoronaTower#</text:span>3</text:p>
      <text:p text:style-name="P134">078B:00-&gt;FF-<text:span text:style-name="T47">LaconianShieldLaconianShieldCave#</text:span>6</text:p>
      <text:p text:style-name="P55"><text:span text:style-name="T40">078C:00-&gt;FF-Empty</text:span>DezorianCavern1</text:p>
      <text:p text:style-name="P66">078D:00-&gt;FF-<text:span text:style-name="T40">Empty</text:span>LaconianShieldCave#<text:span text:style-name="T47">6</text:span></text:p>
      <text:p text:style-name="P135">078E:00-&gt;FF-100<text:span text:style-name="T39">DezorianCavern1</text:span></text:p>
      <text:p text:style-name="P136"><text:soft-page-break/>078<text:span text:style-name="T41">F</text:span>:00-&gt;FF-<text:span text:style-name="T41">EmptyDezorianCavern3</text:span></text:p>
      <text:p text:style-name="P134">0790:00-&gt;FF—Empty<text:span text:style-name="T46">LaconianShieldCave#</text:span>2</text:p>
      <text:p text:style-name="P67">0791:00-&gt;FF-50<text:span text:style-name="T46">LaconianShieldCave#</text:span>1</text:p>
      <text:p text:style-name="P67">0792:00-&gt;FF—MagicHat<text:span text:style-name="T46">LaconianShieldCave#</text:span>1</text:p>
      <text:p text:style-name="P67">0793:00-&gt;FF—CeramicShield<text:span text:style-name="T46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3">RedDragonForgottenTower#</text:span>5<text:span text:style-name="T37">+Lac.Sw.</text:span></text:p>
      <text:p text:style-name="P29">07CC:00-&gt;FF—RedDragon<text:span text:style-name="T22">NaharuCave#</text:span>3</text:p>
      <text:p text:style-name="P2"/>
      <text:p text:style-name="P132">07CE:00-&gt;FF—BlueDragonCasbaCave#3<text:span text:style-name="T32">+Carbuncul</text:span></text:p>
      <text:p text:style-name="P2"/>
      <text:p text:style-name="P137">07D8:00-&gt;FF—Titan<text:span text:style-name="T42">AeroPrismCave</text:span>+<text:span text:style-name="T42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2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0">82aa—ba80диалоги</text:span><text:a xlink:type="simple" xlink:href="mailto:I@M" text:style-name="Internet_20_link" text:visited-style-name="Visited_20_Internet_20_Link">I@M</text:a><text:span text:style-name="T80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3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1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6">3DF6E—map#0.8bytesx16rows=0x80</text:p>
      <text:p text:style-name="P236">3FDED — последний байт</text:p>
      <text:p text:style-name="P236"><text:soft-page-break/></text:p>
      <text:p text:style-name="P238">вероятно перед ними карты планет. Надо проверить.</text:p>
      <text:p text:style-name="P238"/>
      <text:p text:style-name="P236"/>
      <text:p text:style-name="P236">3D карт (больше чем думалось!!!)</text:p>
      <text:p text:style-name="P236"/>
      <text:p text:style-name="P237"/>
      <text:p text:style-name="P238">████████████████</text:p>
      <text:p text:style-name="P238">███████8████████</text:p>
      <text:p text:style-name="P238">███████0████████</text:p>
      <text:p text:style-name="P238">████D██5████████</text:p>
      <text:p text:style-name="P238">████0██0████████</text:p>
      <text:p text:style-name="P238">██000000000508██</text:p>
      <text:p text:style-name="P238">██0██0███0██████</text:p>
      <text:p text:style-name="P238">██5██D███D██████</text:p>
      <text:p text:style-name="P238">██0████D████D███</text:p>
      <text:p text:style-name="P238">██000██0████0███</text:p>
      <text:p text:style-name="P238">██0█000000000███</text:p>
      <text:p text:style-name="P238">██8██0███0██████</text:p>
      <text:p text:style-name="P238">██0██D███5██████</text:p>
      <text:p text:style-name="P238">██0██████0██████</text:p>
      <text:p text:style-name="P238">██C██████8██████</text:p>
      <text:p text:style-name="P238">████████████████</text:p>
      <text:p text:style-name="P238"/>
      <text:p text:style-name="P236"/>
      <text:p text:style-name="P236">████████████████</text:p>
      <text:p text:style-name="P236">████████████████</text:p>
      <text:p text:style-name="P236">████30007███████</text:p>
      <text:p text:style-name="P236">████████████████</text:p>
      <text:p text:style-name="P236">███000003███████</text:p>
      <text:p text:style-name="P236">█████0██████████</text:p>
      <text:p text:style-name="P236">████70██7███████</text:p>
      <text:p text:style-name="P236">█████0██0█7█████</text:p>
      <text:p text:style-name="P236">█████8██0000████</text:p>
      <text:p text:style-name="P236">█████0██8█0█████</text:p>
      <text:p text:style-name="P236">████████0█007███</text:p>
      <text:p text:style-name="P236">███████7██0█████</text:p>
      <text:p text:style-name="P236">█████0000007████</text:p>
      <text:p text:style-name="P236">███████0████████</text:p>
      <text:p text:style-name="P236">███████0████████</text:p>
      <text:p text:style-name="P236">███████0████████</text:p>
      <text:p text:style-name="P236"/>
      <text:p text:style-name="P236"/>
      <text:p text:style-name="P239">до подземелья</text:p>
      <text:p text:style-name="P23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3">0D6F6</text:p>
          </table:table-cell>
          <table:table-cell table:style-name="Таблица1.A1" office:value-type="string">
            <text:p text:style-name="P283"/>
          </table:table-cell>
        </table:table-row>
        <table:table-row>
          <table:table-cell table:style-name="Таблица1.A1" office:value-type="string">
            <text:p text:style-name="P283">0D6F7</text:p>
          </table:table-cell>
          <table:table-cell table:style-name="Таблица1.A1" office:value-type="string">
            <text:p text:style-name="P283"/>
          </table:table-cell>
        </table:table-row>
      </table:table>
      <text:p text:style-name="P23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3">30043</text:p>
          </table:table-cell>
          <table:table-cell table:style-name="Таблица2.A1" office:value-type="string">
            <text:p text:style-name="P283"/>
          </table:table-cell>
        </table:table-row>
      </table:table>
      <text:p text:style-name="P23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3">308C7</text:p>
          </table:table-cell>
          <table:table-cell table:style-name="Таблица3.A1" office:value-type="string">
            <text:p text:style-name="P283"/>
          </table:table-cell>
        </table:table-row>
      </table:table>
      <text:p text:style-name="P236"/>
      <text:p text:style-name="P236"/>
      <text:p text:style-name="P236"/>
      <text:p text:style-name="P240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3">311AC</text:p>
          </table:table-cell>
          <table:table-cell table:style-name="Таблица4.A1" office:value-type="string">
            <text:p text:style-name="P283"/>
          </table:table-cell>
        </table:table-row>
      </table:table>
      <text:p text:style-name="P23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3">31258</text:p>
          </table:table-cell>
          <table:table-cell table:style-name="Таблица5.A1" office:value-type="string">
            <text:p text:style-name="P283"/>
          </table:table-cell>
        </table:table-row>
      </table:table>
      <text:p text:style-name="P236"/>
      <text:p text:style-name="P23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3">3287D</text:p>
          </table:table-cell>
          <table:table-cell table:style-name="Таблица6.A1" office:value-type="string">
            <text:p text:style-name="P283"/>
          </table:table-cell>
        </table:table-row>
      </table:table>
      <text:p text:style-name="P236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83">32968</text:p>
          </table:table-cell>
          <table:table-cell table:style-name="Таблица7.A1" office:value-type="string">
            <text:p text:style-name="P283"/>
          </table:table-cell>
        </table:table-row>
      </table:table>
      <text:p text:style-name="P236"/>
      <text:p text:style-name="P236"/>
      <text:p text:style-name="P236"/>
      <text:p text:style-name="P239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2">0D80C</text:p>
          </table:table-cell>
          <table:table-cell table:style-name="Таблица8.A1" office:value-type="string">
            <text:p text:style-name="P283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2">0D81E</text:p>
          </table:table-cell>
          <table:table-cell table:style-name="Таблица9.A1" office:value-type="string">
            <text:p text:style-name="P283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2">0EA4A</text:p>
          </table:table-cell>
          <table:table-cell table:style-name="Таблица10.A1" office:value-type="string">
            <text:p text:style-name="P283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3">0EA91</text:p>
          </table:table-cell>
          <table:table-cell table:style-name="Таблица11.A1" office:value-type="string">
            <text:p text:style-name="P283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2">0F5C9</text:p>
          </table:table-cell>
          <table:table-cell table:style-name="Таблица12.A1" office:value-type="string">
            <text:p text:style-name="P283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3">0F5D0</text:p>
          </table:table-cell>
          <table:table-cell table:style-name="Таблица13.A1" office:value-type="string">
            <text:p text:style-name="P283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2">0F621</text:p>
          </table:table-cell>
          <table:table-cell table:style-name="Таблица14.A1" office:value-type="string">
            <text:p text:style-name="P283">1</text:p>
          </table:table-cell>
        </table:table-row>
        <table:table-row>
          <table:table-cell table:style-name="Таблица14.A1" office:value-type="string">
            <text:p text:style-name="P283">0F622</text:p>
          </table:table-cell>
          <table:table-cell table:style-name="Таблица14.A1" office:value-type="string">
            <text:p text:style-name="P283">1</text:p>
          </table:table-cell>
        </table:table-row>
        <table:table-row>
          <table:table-cell table:style-name="Таблица14.A1" office:value-type="string">
            <text:p text:style-name="P283">0F623</text:p>
          </table:table-cell>
          <table:table-cell table:style-name="Таблица14.A1" office:value-type="string">
            <text:p text:style-name="P283">1</text:p>
          </table:table-cell>
        </table:table-row>
        <table:table-row>
          <table:table-cell table:style-name="Таблица14.A1" office:value-type="string">
            <text:p text:style-name="P283">0F624</text:p>
          </table:table-cell>
          <table:table-cell table:style-name="Таблица14.A1" office:value-type="string">
            <text:p text:style-name="P283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3">0FD83</text:p>
          </table:table-cell>
          <table:table-cell table:style-name="Таблица15.A1" office:value-type="string">
            <text:p text:style-name="P283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2">10B0F</text:p>
          </table:table-cell>
          <table:table-cell table:style-name="Таблица16.A1" office:value-type="string">
            <text:p text:style-name="P283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3">10ED3</text:p>
          </table:table-cell>
          <table:table-cell table:style-name="Таблица17.A1" office:value-type="string">
            <text:p text:style-name="P283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3">1C000</text:p>
          </table:table-cell>
          <table:table-cell table:style-name="Таблица18.A1" office:value-type="string">
            <text:p text:style-name="P283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3">1CA4A</text:p>
          </table:table-cell>
          <table:table-cell table:style-name="Таблица19.A1" office:value-type="string">
            <text:p text:style-name="P283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3">30000</text:p>
          </table:table-cell>
          <table:table-cell table:style-name="Таблица20.A1" office:value-type="string">
            <text:p text:style-name="P283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3">32C95</text:p>
          </table:table-cell>
          <table:table-cell table:style-name="Таблица21.A1" office:value-type="string">
            <text:p text:style-name="P283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3">3E06E</text:p>
          </table:table-cell>
          <table:table-cell table:style-name="Таблица22.A1" office:value-type="string">
            <text:p text:style-name="P283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3">3E0ED</text:p>
          </table:table-cell>
          <table:table-cell table:style-name="Таблица23.A1" office:value-type="string">
            <text:p text:style-name="P283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2">43AD8</text:p>
          </table:table-cell>
          <table:table-cell table:style-name="Таблица24.A1" office:value-type="string">
            <text:p text:style-name="P283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3">43DF7</text:p>
          </table:table-cell>
          <table:table-cell table:style-name="Таблица25.A1" office:value-type="string">
            <text:p text:style-name="P283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3">58568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9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A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B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C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D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E</text:p>
          </table:table-cell>
          <table:table-cell table:style-name="Таблица26.A1" office:value-type="string">
            <text:p text:style-name="P283">256</text:p>
          </table:table-cell>
        </table:table-row>
        <table:table-row>
          <table:table-cell table:style-name="Таблица26.A1" office:value-type="string">
            <text:p text:style-name="P283">5856F</text:p>
          </table:table-cell>
          <table:table-cell table:style-name="Таблица26.A1" office:value-type="string">
            <text:p text:style-name="P283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3">70480</text:p>
          </table:table-cell>
          <table:table-cell table:style-name="Таблица27.A1" office:value-type="string">
            <text:p text:style-name="P283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3">705FF</text:p>
          </table:table-cell>
          <table:table-cell table:style-name="Таблица28.A1" office:value-type="string">
            <text:p text:style-name="P283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3">00008</text:p>
          </table:table-cell>
          <table:table-cell table:style-name="Таблица33.A1" office:value-type="string">
            <text:p text:style-name="P283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3">0000E</text:p>
          </table:table-cell>
          <table:table-cell table:style-name="Таблица34.A1" office:value-type="string">
            <text:p text:style-name="P283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3">3A3E8</text:p>
          </table:table-cell>
          <table:table-cell table:style-name="Таблица35.A1" office:value-type="string">
            <text:p text:style-name="P283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3">3B2E7</text:p>
          </table:table-cell>
          <table:table-cell table:style-name="Таблица36.A1" office:value-type="string">
            <text:p text:style-name="P283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3">3BC68</text:p>
          </table:table-cell>
          <table:table-cell table:style-name="Таблица29.A1" office:value-type="string">
            <text:p text:style-name="P283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3">3BF5F</text:p>
          </table:table-cell>
          <table:table-cell table:style-name="Таблица30.A1" office:value-type="string">
            <text:p text:style-name="P283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3">7E8BD</text:p>
          </table:table-cell>
          <table:table-cell table:style-name="Таблица31.A1" office:value-type="string">
            <text:p text:style-name="P283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3">7FFFE</text:p>
          </table:table-cell>
          <table:table-cell table:style-name="Таблица32.A1" office:value-type="string">
            <text:p text:style-name="P283">1</text:p>
          </table:table-cell>
        </table:table-row>
      </table:table>
      <text:p text:style-name="P156"/>
      <text:p text:style-name="P160"/>
      <text:p text:style-name="P161"/>
      <text:p text:style-name="P279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3">0FD9B</text:p>
          </table:table-cell>
          <table:table-cell table:style-name="Таблица42.A1" office:value-type="string">
            <text:p text:style-name="P283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2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1">трава, верт. стена</text:span></text:p>
      <text:p text:style-name="P166">7 02 08 02 08 0C 00 0D 00 — <text:span text:style-name="T61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8">голубой домик</text:span></text:p>
      <text:p text:style-name="P167">F 24 00 25 00 26 00 27 00 <text:s/><text:span text:style-name="T58">голубой домик</text:span></text:p>
      <text:p text:style-name="P166"><text:span text:style-name="T61">10 </text:span>28 00 29 00 2A 00 2B 00 — <text:span text:style-name="T61">нижняя часть голубого дома слева</text:span></text:p>
      <text:p text:style-name="P167"><text:span text:style-name="T61">11 </text:span>2C 00 2D 00 2E 00 2F 00 — <text:span text:style-name="T61">нижняя часть голубого дома справа</text:span></text:p>
      <text:p text:style-name="P166"><text:span text:style-name="T61">12 </text:span>30 00 31 00 32 00 33 00 </text:p>
      <text:p text:style-name="P166"><text:span text:style-name="T61">13 </text:span>34 00 35 00 01 00 36 00 </text:p>
      <text:p text:style-name="P166"><text:span text:style-name="T61">14 </text:span>37 00 38 00 39 00 3A 00 </text:p>
      <text:p text:style-name="P166"><text:span text:style-name="T61">15 </text:span>3B 00 3C 00 3D 00 3E 00 </text:p>
      <text:p text:style-name="P167"><text:span text:style-name="T61">16 </text:span>3F 00 40 00 41 00 42 00 <text:s/><text:span text:style-name="T58">EXIT</text:span></text:p>
      <text:p text:style-name="P167"><text:span text:style-name="T61">17 </text:span>43 00 44 00 45 00 46 00 <text:s/><text:span text:style-name="T58">EXIT</text:span></text:p>
      <text:p text:style-name="P166"><text:span text:style-name="T61">18 </text:span>47 00 48 00 49 00 4A 00 </text:p>
      <text:p text:style-name="P166"><text:span text:style-name="T61">19 </text:span>4B 00 4C 00 4D 00 4E 00 </text:p>
      <text:p text:style-name="P166"><text:span text:style-name="T61">1A </text:span>4F 00 50 00 51 00 52 00 </text:p>
      <text:p text:style-name="P166"><text:span text:style-name="T61">1B </text:span>53 00 54 00 55 00 56 00 </text:p>
      <text:p text:style-name="P166"><text:span text:style-name="T61">1C </text:span>57 00 58 00 59 00 5A 00 </text:p>
      <text:p text:style-name="P166"><text:span text:style-name="T61">1D </text:span>5B 00 5C 00 5D 00 5E 00 </text:p>
      <text:p text:style-name="P166"><text:span text:style-name="T61">1E </text:span>5F 00 60 00 61 00 62 00 </text:p>
      <text:p text:style-name="P166"><text:span text:style-name="T61">1F </text:span>63 00 64 00 65 00 66 00</text:p>
      <text:p text:style-name="P168">20 <text:span text:style-name="T57">5F 00 60 00 61 00 62 00 </text:span></text:p>
      <text:p text:style-name="P164"><text:span text:style-name="T61">21 </text:span>63 00 64 00 65 00 66 00 <text:span text:style-name="T58">SHOP</text:span></text:p>
      <text:p text:style-name="P164"><text:span text:style-name="T61">22 </text:span>67 00 68 00 69 00 6A 00 <text:span text:style-name="T58">SHOP</text:span></text:p>
      <text:p text:style-name="P164"><text:span text:style-name="T61">23 </text:span>6B 00 6C 00 6D 00 6E 00 <text:span text:style-name="T58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9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3">6001C</text:p>
          </table:table-cell>
          <table:table-cell table:style-name="Таблица38.A1" office:value-type="string">
            <text:p text:style-name="P283">1</text:p>
          </table:table-cell>
        </table:table-row>
        <table:table-row>
          <table:table-cell table:style-name="Таблица38.A1" office:value-type="string">
            <text:p text:style-name="P283">6001D</text:p>
          </table:table-cell>
          <table:table-cell table:style-name="Таблица38.A1" office:value-type="string">
            <text:p text:style-name="P283">1</text:p>
          </table:table-cell>
        </table:table-row>
        <table:table-row>
          <table:table-cell table:style-name="Таблица38.A1" office:value-type="string">
            <text:p text:style-name="P283">6001E</text:p>
          </table:table-cell>
          <table:table-cell table:style-name="Таблица38.A1" office:value-type="string">
            <text:p text:style-name="P283">1</text:p>
          </table:table-cell>
        </table:table-row>
        <table:table-row>
          <table:table-cell table:style-name="Таблица38.A1" office:value-type="string">
            <text:p text:style-name="P283">6001F</text:p>
          </table:table-cell>
          <table:table-cell table:style-name="Таблица38.A1" office:value-type="string">
            <text:p text:style-name="P283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3">6002E</text:p>
          </table:table-cell>
          <table:table-cell table:style-name="Таблица39.A1" office:value-type="string">
            <text:p text:style-name="P283">1</text:p>
          </table:table-cell>
        </table:table-row>
        <table:table-row>
          <table:table-cell table:style-name="Таблица39.A1" office:value-type="string">
            <text:p text:style-name="P283">6002F</text:p>
          </table:table-cell>
          <table:table-cell table:style-name="Таблица39.A1" office:value-type="string">
            <text:p text:style-name="P283">1</text:p>
          </table:table-cell>
        </table:table-row>
        <table:table-row>
          <table:table-cell table:style-name="Таблица39.A1" office:value-type="string">
            <text:p text:style-name="P283">60030</text:p>
          </table:table-cell>
          <table:table-cell table:style-name="Таблица39.A1" office:value-type="string">
            <text:p text:style-name="P283">1</text:p>
          </table:table-cell>
        </table:table-row>
        <table:table-row>
          <table:table-cell table:style-name="Таблица39.A1" office:value-type="string">
            <text:p text:style-name="P283">60031</text:p>
          </table:table-cell>
          <table:table-cell table:style-name="Таблица39.A1" office:value-type="string">
            <text:p text:style-name="P283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3">6016E</text:p>
          </table:table-cell>
          <table:table-cell table:style-name="Таблица40.A1" office:value-type="string">
            <text:p text:style-name="P283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3">6029B</text:p>
          </table:table-cell>
          <table:table-cell table:style-name="Таблица41.A1" office:value-type="string">
            <text:p text:style-name="P284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3">6038E</text:p>
          </table:table-cell>
          <table:table-cell table:style-name="Таблица43.A1" office:value-type="string">
            <text:p text:style-name="P283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3">604CA</text:p>
          </table:table-cell>
          <table:table-cell table:style-name="Таблица44.A1" office:value-type="string">
            <text:p text:style-name="P283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60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2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2">"Phantasy Star" RLE</text:p>
      <text:p text:style-name="P281">This format is used to compress both tiles and tilemap data.</text:p>
      <text:p text:style-name="P281">The data is deinterleaved, and each bitplane is then classified into runs of consecutive identical bytes,</text:p>
      <text:p text:style-name="P281">and runs of consecutive non-identical bytes. Any runs of more than 127 bytes are split into multiple runs.</text:p>
      <text:p text:style-name="P281">They are then stored in the format:</text:p>
      <text:p text:style-name="P281">%0nnnnnnn dd <text:s text:c="9"/>; run of n consecutive identical bytes, value dd</text:p>
      <text:p text:style-name="P281">%1nnnnnnn dd dd dd... ; run of n consecutive non-identical bytes; values follow</text:p>
      <text:p text:style-name="P280">%00000000 <text:s text:c="12"/>; end of bitplane</text:p>
      <text:p text:style-name="P176"/>
      <text:p text:style-name="P176"/>
      <text:p text:style-name="P176"/>
      <text:p text:style-name="P180"><text:span text:style-name="T69">0x58000-0x5856F</text:span> — Big tiles (All cities, villages) = 2x2 tile<text:span text:style-name="T68">maps</text:span></text:p>
      <text:p text:style-name="P180">Count: 174</text:p>
      <text:p text:style-name="P180">Example (2): <text:span text:style-name="T67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2">//Bit <text:s text:c="2"/>|15|14|13| <text:s text:c="3"/>12 <text:s text:c="3"/>| <text:s text:c="3"/>11 <text:s text:c="2"/>| <text:s text:c="6"/>10 <text:s text:c="5"/>| <text:s text:c="7"/>9 <text:s text:c="7"/>|8||7|6|5|4|3|2|1|0|</text:p>
      <text:p text:style-name="P280"><text:soft-page-break/>//Data <text:s/>| Unused | Priority | Palette | Vertical flip | Horizontal flip | <text:s text:c="3"/>Tile number <text:s text:c="2"/>|</text:p>
      <text:p text:style-name="P177"><text:span text:style-name="T69">0x58570</text:span><text:span text:style-name="T70">-0x5AC7C</text:span><text:span text:style-name="T79"> 4 bitplanes for tiles. RLE compressed</text:span></text:p>
      <text:p text:style-name="P182">Example:</text:p>
      <text:p text:style-name="P183"><text:span text:style-name="T63">58573<text:tab/><text:tab/></text:span>10 00 80 00 08 00 02 00 <text:span text:style-name="T63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9">=<text:tab/>000</text:span><text:span text:style-name="T70">F</text:span><text:span text:style-name="T79">0000</text:span></text:p>
      <text:p text:style-name="P185">00000000<text:tab/>00001000<text:tab/>00001000<text:tab/>00001000<text:tab/><text:span text:style-name="T79">=<text:tab/>0000</text:span><text:span text:style-name="T70">E</text:span><text:span text:style-name="T79">000</text:span></text:p>
      <text:p text:style-name="P185">10000000<text:tab/>10000000<text:tab/>10000000<text:tab/>10000000<text:tab/><text:span text:style-name="T79">=<text:tab/></text:span><text:span text:style-name="T70">F</text:span><text:span text:style-name="T79">0000000</text:span></text:p>
      <text:p text:style-name="P185">00000000<text:tab/>00000010<text:tab/>00000010<text:tab/>00000010<text:tab/><text:span text:style-name="T79">=<text:tab/>000000</text:span><text:span text:style-name="T70">E</text:span><text:span text:style-name="T79">0</text:span></text:p>
      <text:p text:style-name="P185">00001000<text:tab/>00001000<text:tab/>00001000<text:tab/>00001000<text:tab/><text:span text:style-name="T79">=<text:tab/>0000</text:span><text:span text:style-name="T70">F</text:span><text:span text:style-name="T79">000</text:span></text:p>
      <text:p text:style-name="P185">00000000<text:tab/>01000001<text:tab/>01000001<text:tab/>01000001<text:tab/><text:span text:style-name="T79">=<text:tab/>0</text:span><text:span text:style-name="T70">E</text:span><text:span text:style-name="T79">00000</text:span><text:span text:style-name="T70">E</text:span></text:p>
      <text:p text:style-name="P185">00000010<text:tab/>00010010<text:tab/>00010010<text:tab/>00010010<text:tab/><text:span text:style-name="T79">=<text:tab/>000</text:span><text:span text:style-name="T70">E</text:span><text:span text:style-name="T79">00</text:span><text:span text:style-name="T70">F</text:span><text:span text:style-name="T79">0</text:span></text:p>
      <text:p text:style-name="P185">00000000<text:tab/>00000000<text:tab/>00000000<text:tab/>00000000<text:tab/><text:span text:style-name="T79">=<text:tab/>00000000</text:span></text:p>
      <text:p text:style-name="P186">складываются биты, <text:span text:style-name="T64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9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1">0x600A2-0x60761</text:span><text:bookmark-start text:name="__DdeLink__3654_14659950022"/> - MapPieces #0<text:bookmark-end text:name="__DdeLink__3654_14659950022"/> <text:span text:style-name="T82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<text:soft-page-break/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<text:soft-page-break/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<text:soft-page-break/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<text:soft-page-break/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<text:soft-page-break/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<text:soft-page-break/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<text:soft-page-break/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<text:soft-page-break/>0x7E8BD-0x7FFFE 5953 256</text:p>
      <text:p text:style-name="P176"/>
      <text:p text:style-name="P176"/>
      <text:p text:style-name="P176"/>
      <text:p text:style-name="P181"><text:span text:style-name="T69">0x58000-</text:span><text:bookmark-start text:name="__DdeLink__3660_1053501323"/><text:span text:style-name="T69">0x5856F</text:span><text:bookmark-end text:name="__DdeLink__3660_1053501323"/> — Big tiles (All cities, villages) <text:span text:style-name="T91">(174 == 0xAE)</text:span></text:p>
      <text:p text:style-name="P178"><text:bookmark-start text:name="__DdeLink__3662_1053501323"/><text:bookmark-start text:name="__DdeLink__3666_1053501323"/><text:span text:style-name="T69">0x58570</text:span><text:bookmark-end text:name="__DdeLink__3662_1053501323"/><text:bookmark-end text:name="__DdeLink__3666_1053501323"/><text:span text:style-name="T70">-0x5AC7C</text:span><text:span text:style-name="T79"> - 4 BitPlanes for tiles (RLE compressed)</text:span></text:p>
      <text:p text:style-name="P178"/>
      <text:p text:style-name="P189"><text:bookmark-start text:name="__DdeLink__3656_1465995002"/><text:span text:style-name="T69">0x60000-0x600A1</text:span> - MapPiece pointers #0<text:bookmark-end text:name="__DdeLink__3656_1465995002"/></text:p>
      <text:p text:style-name="P190"><text:span text:style-name="T71">0x600A2-0x60761</text:span><text:bookmark-start text:name="__DdeLink__3654_1465995002"/> - MapPieces #0<text:bookmark-end text:name="__DdeLink__3654_1465995002"/> <text:span text:style-name="T82">(RLE compressed)</text:span></text:p>
      <text:p text:style-name="P190"><text:span text:style-name="T71">0x60762-0x60803</text:span> - MapPiece pointers #<text:span text:style-name="T81">1</text:span></text:p>
      <text:p text:style-name="P191"><text:span text:style-name="T71">0x60804-0x60F41</text:span> - MapPieces #1 <text:span text:style-name="T82">(RLE compressed)</text:span></text:p>
      <text:p text:style-name="P190"><text:span text:style-name="T71">0x60F42-0x60FE3</text:span> - MapPiece pointers #<text:span text:style-name="T81">2</text:span></text:p>
      <text:p text:style-name="P191"><text:span text:style-name="T71">0x60FE4-0x613D8</text:span> - MapPieces #2 <text:span text:style-name="T82">(RLE compressed)</text:span></text:p>
      <text:p text:style-name="P190"><text:span text:style-name="T71">0x613D9-0x6147A</text:span> - MapPiece pointers #<text:span text:style-name="T81">3</text:span></text:p>
      <text:p text:style-name="P191"><text:span text:style-name="T71">0x6147B-0x61C06</text:span> - MapPieces #3 <text:span text:style-name="T82">(RLE compressed)</text:span></text:p>
      <text:p text:style-name="P190"><text:span text:style-name="T71">0x61C07-0x61CA8</text:span><text:bookmark-start text:name="__DdeLink__3656_14659950021"/> - MapPiece pointers #<text:bookmark-end text:name="__DdeLink__3656_14659950021"/><text:span text:style-name="T81">4</text:span></text:p>
      <text:p text:style-name="P191"><text:span text:style-name="T71">0x61CA9-0x61D8A</text:span><text:bookmark-start text:name="__DdeLink__3654_14659950021"/> - MapPieces #<text:bookmark-end text:name="__DdeLink__3654_14659950021"/><text:span text:style-name="T81">4</text:span> <text:span text:style-name="T82">(RLE compressed)</text:span></text:p>
      <text:p text:style-name="P190"><text:span text:style-name="T71">0x61D8B-0x61E2C</text:span> - MapPiece pointers #<text:span text:style-name="T81">5</text:span></text:p>
      <text:p text:style-name="P191"><text:span text:style-name="T71">0x61E2D-0x6224F</text:span> - MapPieces #<text:span text:style-name="T81">5</text:span><text:bookmark-start text:name="__DdeLink__3588_882602760"/> <text:span text:style-name="T82">(RLE compressed)</text:span><text:bookmark-end text:name="__DdeLink__3588_882602760"/></text:p>
      <text:p text:style-name="P190"><text:span text:style-name="T71">0x62250-0x622F1</text:span> - MapPiece pointers #<text:span text:style-name="T81">6</text:span></text:p>
      <text:p text:style-name="P192"><text:span text:style-name="T71">0x622F2-0x62483</text:span> - MapPieces #<text:span text:style-name="T81">6</text:span> <text:span text:style-name="T82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5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6">Необходимо отыскать карты планет. Скорее всего, они сделаны по такому же принципу.</text:span></text:p>
      <text:p text:style-name="P179"><text:span text:style-name="T88">- </text:span><text:span text:style-name="T89">Понять — координаты на карте глобальные или относительные. </text:span><text:span text:style-name="T66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oft-page-break/><text:span text:style-name="T69">34000-</text:span><text:span text:style-name="T77">37DB0</text:span> <text:span text:style-name="T85">—</text:span> карт<text:span text:style-name="T86">ы</text:span> Палмы, <text:span text:style-name="T90">Мотавии, их 2 штуки.</text:span></text:p>
      <text:p text:style-name="P198"/>
      <text:p text:style-name="P207"><text:span text:style-name="T69">38000-</text:span><text:span text:style-name="T73">3A3E7</text:span> <text:span text:style-name="T85">—</text:span> карта <text:span text:style-name="T90">Дезориса</text:span></text:p>
      <text:p text:style-name="P200"><text:span text:style-name="T69">3A</text:span><text:span text:style-name="T76">3E</text:span><text:span text:style-name="T77">8</text:span><text:span text:style-name="T76">-3B2E7</text:span><text:span text:style-name="T85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69">70000-70A7F</text:span> — спрайты Алисы, <text:span text:style-name="T92">Лутза, Тайлона, Мау</text:span></text:p>
      <text:p text:style-name="P199"><text:span text:style-name="T86"><text:s text:c="6"/></text:span><text:span text:style-name="T72">726BF</text:span><text:span text:style-name="T86"> — последний спрайт героя</text:span></text:p>
      <text:p text:style-name="P179"/>
      <text:p text:style-name="P195"><text:bookmark-start text:name="__DdeLink__3664_1053501323"/><text:span text:style-name="T69">74000</text:span><text:bookmark-end text:name="__DdeLink__3664_1053501323"/><text:span text:style-name="T69">-</text:span><text:span text:style-name="T74">747B7</text:span> — <text:span text:style-name="T84">большие тайлы</text:span> <text:span text:style-name="T87">всех 3 планет (247 == 0xF7)</text:span></text:p>
      <text:p text:style-name="P197"><text:bookmark-start text:name="__DdeLink__3590_882602760"/><text:bookmark-start text:name="__DdeLink__3668_1053501323"/><text:bookmark-start text:name="__DdeLink__3670_1053501323"/><text:span text:style-name="T75">747B8</text:span><text:bookmark-end text:name="__DdeLink__3668_1053501323"/><text:bookmark-end text:name="__DdeLink__3670_1053501323"/><text:span text:style-name="T75">-77629</text:span><text:bookmark-end text:name="__DdeLink__3590_882602760"/> — тай<text:span text:style-name="T85">л</text:span>ы<text:span text:style-name="T83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69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69">$00 $3F $2B $0B $2F $37 $0F $38 $34 $06 $01 $2A $25 $00 $00</text:span></text:p>
      <text:p text:style-name="P215"/>
      <text:p text:style-name="P244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69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<text:soft-page-break/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69">$06 $F7 $F7 $FF $FF $07 $07 $00 $AA $08 $AB $00 $AC $08 $AD $00</text:span></text:p>
      <text:p text:style-name="P216"><text:tab/>.db <text:span text:style-name="T69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69">$06 $F7 $F7 $FF $FF $07 $07 $00 $B0 $08 $B1 $00 $B2 $08 $B3 $00</text:span></text:p>
      <text:p text:style-name="P216"><text:tab/>.db <text:span text:style-name="T69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69">$06 $F7 $F7 $FF $FF $07 $07 $00 $B6 $08 $B7 $00 $B8 $08 $B9 $00</text:span></text:p>
      <text:p text:style-name="P216"><text:tab/>.db <text:span text:style-name="T69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69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3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69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<text:soft-page-break/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3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<text:soft-page-break/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5">6</text:span>F-<text:span text:style-name="T98">FE1C -</text:span> реакция на большие тайлы <text:span text:style-name="T98">по 1 реакции на большой тайл</text:span></text:p>
      <text:p text:style-name="P225"/>
      <text:p text:style-name="P226"/>
      <text:p text:style-name="P235">10<text:tab/>0<text:span text:style-name="T101">001 0000</text:span><text:tab/>пусто</text:p>
      <text:p text:style-name="P227"><text:bookmark-start text:name="__DdeLink__5465_978289678"/>12<text:tab/>0001 0010<text:bookmark-end text:name="__DdeLink__5465_978289678"/><text:tab/><text:span text:style-name="T96">трава</text:span></text:p>
      <text:p text:style-name="P232">13<text:tab/><text:tab/><text:tab/>деревья, горы, непроходимые<text:span text:style-name="T99"> (глобальная карта)</text:span></text:p>
      <text:p text:style-name="P227">16<text:tab/>0001 0110<text:tab/><text:span text:style-name="T96">травка, та, что за пределами локаций, вызывающая выход</text:span></text:p>
      <text:p text:style-name="P230">1A<text:tab/>0001 1010<text:tab/><text:span text:style-name="T96">суэло; вход в пещеру, города, аэропорты (глобальная карта)</text:span></text:p>
      <text:p text:style-name="P231">22<text:tab/><text:span text:style-name="T101">0010 0010</text:span><text:tab/>деревья (проходимые)</text:p>
      <text:p text:style-name="P233">26<text:tab/><text:span text:style-name="T101">0010 0110</text:span><text:tab/>деревья - фз</text:p>
      <text:p text:style-name="P233">31<text:tab/><text:span text:style-name="T101">0011 0001</text:span><text:tab/>водица, волны</text:p>
      <text:p text:style-name="P233">32<text:tab/><text:span text:style-name="T101">0011 0010</text:span><text:tab/>взлётные площадки, кустики, стекло</text:p>
      <text:p text:style-name="P234">40<text:tab/><text:span text:style-name="T101">0100 0000</text:span><text:tab/>берег и чуть воды</text:p>
      <text:p text:style-name="P233">41<text:tab/><text:span text:style-name="T101">0100 0001</text:span><text:tab/>вода и чуть берега</text:p>
      <text:p text:style-name="P235">43<text:tab/><text:span text:style-name="T101">0100 0011</text:span><text:tab/>камни на берегу</text:p>
      <text:p text:style-name="P231">52<text:tab/><text:span text:style-name="T101">0101 0010</text:span><text:tab/>пустыня</text:p>
      <text:p text:style-name="P233">53<text:tab/><text:span text:style-name="T101">0101 0011</text:span><text:tab/>верх пустынной пещеры</text:p>
      <text:p text:style-name="P233">56<text:tab/><text:span text:style-name="T101">0101 0110</text:span><text:tab/>муравьиный лев</text:p>
      <text:p text:style-name="P233">5A<text:tab/><text:span text:style-name="T101">0101 1010</text:span><text:tab/>вход пустынной пещеры</text:p>
      <text:p text:style-name="P233">62<text:tab/><text:span text:style-name="T101">0110 0010</text:span><text:tab/>газ? <text:span text:style-name="T100">Что-то зелёное, так же снег, проходимый</text:span></text:p>
      <text:p text:style-name="P233"><text:soft-page-break/>63<text:tab/><text:span text:style-name="T101">0110 0011</text:span><text:tab/>верх ледяной пещеры</text:p>
      <text:p text:style-name="P235">66<text:tab/><text:span text:style-name="T101">0110 0110</text:span><text:tab/>крошащийся лёд</text:p>
      <text:p text:style-name="P233">6A<text:tab/><text:span text:style-name="T101">0110 1010</text:span><text:tab/>вход ледяной пещеры, <text:span text:style-name="T100">квестовая ёлка</text:span></text:p>
      <text:p text:style-name="P233">74<text:tab/><text:span text:style-name="T101">0111 0100</text:span><text:tab/>лава</text:p>
      <text:p text:style-name="P227">82<text:tab/>1000 0010<text:tab/><text:span text:style-name="T96">пусто, плиты, дорога</text:span></text:p>
      <text:p text:style-name="P227">83<text:tab/>1000 0011<text:tab/><text:span text:style-name="T96">непроходимый объект</text:span></text:p>
      <text:p text:style-name="P229">8A<text:tab/><text:span text:style-name="T94">1000 1010<text:tab/>двери домов, ноги людей, дома на глобальной карте</text:span></text:p>
      <text:p text:style-name="P227">92<text:tab/>1001 0010<text:tab/><text:span text:style-name="T96">сыра земля (коричн)</text:span></text:p>
      <text:p text:style-name="P227">93<text:tab/>1001 0011<text:tab/><text:span text:style-name="T96">непроходимые объекты, головы</text:span><text:bookmark-start text:name="__DdeLink__4939_547612281"/><text:span text:style-name="T96"> людей (коричн)</text:span><text:bookmark-end text:name="__DdeLink__4939_547612281"/></text:p>
      <text:p text:style-name="P228">9A<text:tab/>1001 1010<text:tab/><text:span text:style-name="T96">ноги людей, двери домов (коричн), дома на карте</text:span></text:p>
      <text:p text:style-name="P227">A2<text:tab/>1010 0010<text:tab/><text:span text:style-name="T97">головы грузчиков</text:span></text:p>
      <text:p text:style-name="P227">A3<text:tab/>1010 0011<text:tab/><text:span text:style-name="T97">столбы в аэропорту</text:span></text:p>
      <text:p text:style-name="P227">A4<text:tab/>1010 0100<text:tab/><text:span text:style-name="T97">люк в аэропорту</text:span></text:p>
      <text:p text:style-name="P227">AA<text:tab/>1010 1010<text:tab/><text:span text:style-name="T97">корабли на ВПП, ноги грузчиков</text:span></text:p>
      <text:p text:style-name="P250">B2<text:tab/><text:span text:style-name="T101">1011 0010</text:span><text:tab/><text:span text:style-name="T99">высохшие деревья (проходимые)</text:span></text:p>
      <text:p text:style-name="P251">B6<text:tab/><text:span text:style-name="T101">1011 0110</text:span><text:tab/><text:span text:style-name="T100">вероятно газ</text:span></text:p>
      <text:p text:style-name="P252">С2<text:tab/><text:span text:style-name="T101">1100 0010</text:span><text:tab/>ёлка в снегу (декорация)</text:p>
      <text:p text:style-name="P250"/>
      <text:p text:style-name="P253">04<text:tab/>0100<text:tab/>landrover</text:p>
      <text:p text:style-name="P253">08<text:tab/>1000<text:tab/>hovercraft</text:p>
      <text:p text:style-name="P253">0C<text:tab/>1100<text:tab/>ice digger</text:p>
      <text:p text:style-name="P250"/>
      <text:p text:style-name="P249">0010<text:tab/>проходимые объекты</text:p>
      <text:p text:style-name="P249">0011<text:tab/>непроходимые объекты</text:p>
      <text:p text:style-name="P249">0110<text:tab/>проходимые объекты??</text:p>
      <text:p text:style-name="P249">1010<text:tab/>интерактивные проходимые объекты, суэло, двери, люди</text:p>
      <text:p text:style-name="P245"/>
      <text:p text:style-name="P246">82 82 83 83 83 83 83 83 83 83 83 83 8A 8A 83 83 </text:p>
      <text:p text:style-name="P246">8A 8A 83 83 8A 8A 83 83 8A 8A 83 83 8A 8A 83 83 </text:p>
      <text:p text:style-name="P246">8A 8A 83 83 83 83 83 83 83 83 83 82 82 83 83 83 </text:p>
      <text:p text:style-name="P246">83 83 83 83 83 83 83 83 83 83 83 83 83 83 83 83 </text:p>
      <text:p text:style-name="P246">83 83 83 83 83 83 8A 83 8A 82 82 82 A4 A3 A3 A3 </text:p>
      <text:p text:style-name="P246">A3 A3 A3 AA AA AA AA A2 A2 A2 A2 12 A3 A2 AA A2 </text:p>
      <text:p text:style-name="P246">83 83 8A 8A 83 8A 83 93 93 93 93 93 93 93 93 93 </text:p>
      <text:p text:style-name="P246">93 93 93 93 93 93 93 92 93 93 9A 9A 93 93 9A 9A </text:p>
      <text:p text:style-name="P246">93 93 9A 9A 93 93 9A 9A 93 93 9A 9A 93 9A 93 9A </text:p>
      <text:p text:style-name="P246">93 9A A2 A3 A2 AA 83 83 83 83 1A 1A 1A 1A 83 83 </text:p>
      <text:p text:style-name="P247">83 83 83 8A 8A 83 83 A2 A2 A2 92 92 92 16 </text:p>
      <text:p text:style-name="P247"/>
      <text:p text:style-name="P248">3C 38 3C 3C 3F 3C 38 38 3E 3C 3E 3E 3F 3E 3C 3C </text:p>
      <text:p text:style-name="P248">3F 3E 3F 3F 3F 3F 3E 3E 3F 2B 0F 2F 2F 3E 3C 0F </text:p>
      <text:p text:style-name="P248">2F 06 0B 1F 0F 3C 38 0B 2B 01 06 0F 0B 2A 25 06 </text:p>
      <text:p text:style-name="P248">0C 08 04 03 0B 34 38 35 3C 38 3E 3C 3E 3D 3E 2C </text:p>
      <text:p text:style-name="P248">3E 1E 3E 0C 3E 0E 3E 0F 3E 1B 3E 0B 3E 07 3E 27 </text:p>
      <text:p text:style-name="P248">3E 37 3E 3B 3E 3A 3E 36 3E 35 3E 34 3E 38 3E 35 </text:p>
      <text:p text:style-name="P248">3C 34 38 30 2A 34 34 34 34 34 34 35 35 35 35 35 </text:p>
      <text:p text:style-name="P248">35 38 38 38 38 38 38 38 38 38 38 3C 38 38 3C 38 </text:p>
      <text:p text:style-name="P248">3C 3E 38 38 3E 3C 3E 3F 38 3C 3F 3E 3F 3F 3C 3E </text:p>
      <text:p text:style-name="P248">3F 3F 3F 3F 3E 3F 3F 3F 3F 3F 3F 2F 3F 2F 3F 3F </text:p>
      <text:p text:style-name="P248">3D 1F 2F 0F 2F 3F 2C 1A 0F 0B 1F 2F 2C 15 0B 06 </text:p>
      <text:p text:style-name="P248">1A 2F 28 30 2A 34 38 38 3E 3C 3E 3E 3F 3F 3F 3E </text:p>
      <text:p text:style-name="P248">3F 3C 3E 38 3E</text:p>
      <text:p text:style-name="P248"/>
      <text:p text:style-name="P248"/>
      <text:p text:style-name="P254">12<text:tab/>0001 0010 →<text:span text:style-name="T102"> 0010 0001; CY = 0</text:span></text:p>
      <text:p text:style-name="P254"/>
      <text:p text:style-name="P254"/>
      <text:p text:style-name="P254"/>
      <text:p text:style-name="P255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5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5"/>
          </table:table-cell>
        </table:table-row>
      </table:table>
      <text:p text:style-name="P254"/>
      <text:p text:style-name="P255">Вход в подземелье</text:p>
      <text:p text:style-name="P255"><text:soft-page-break/>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5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5"/>
          </table:table-cell>
        </table:table-row>
      </table:table>
      <text:p text:style-name="P255"/>
      <text:p text:style-name="P255"/>
      <text:p text:style-name="P255"/>
      <text:p text:style-name="P256">Данные подземелий. </text:p>
      <text:p text:style-name="P276">Каждый 1-й байт это безопасность подземелья. 00 — безопасно. 19 — враги</text:p>
      <text:p text:style-name="P276">Каждый 3-й байт связан с цветом (цвет = 3-й байт + 1)</text:p>
      <text:p text:style-name="P276"/>
      <text:p text:style-name="P276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6">_DATA_F619_:</text:p>
          </table:table-cell>
        </table:table-row>
      </table:table>
      <text:p text:style-name="P276">19 5B 03 86 <text:tab/>Пещера медузы</text:p>
      <text:p text:style-name="P276">00 00 04 86 </text:p>
      <text:p text:style-name="P276">00 00 01 86 <text:tab/>Camineet Warehouse</text:p>
      <text:p text:style-name="P276">19 56 00 91 </text:p>
      <text:p text:style-name="P276">19 53 00 91 </text:p>
      <text:p text:style-name="P276">19 5E 00 91 </text:p>
      <text:p text:style-name="P276">19 53 00 91 </text:p>
      <text:p text:style-name="P276">19 55 00 91 </text:p>
      <text:p text:style-name="P276">19 57 00 91 </text:p>
      <text:p text:style-name="P276">19 57 00 91 </text:p>
      <text:p text:style-name="P276">19 53 00 91 </text:p>
      <text:p text:style-name="P276">19 56 00 91 </text:p>
      <text:p text:style-name="P276">19 56 00 91 </text:p>
      <text:p text:style-name="P276">19 55 00 91 </text:p>
      <text:p text:style-name="P276">19 57 00 91 </text:p>
      <text:p text:style-name="P276">00 00 00 91 </text:p>
      <text:p text:style-name="P276">19 5C 03 86 </text:p>
      <text:p text:style-name="P276">19 5C 03 86 </text:p>
      <text:p text:style-name="P276">19 5C 03 86 </text:p>
      <text:p text:style-name="P276">19 5C 03 86 </text:p>
      <text:p text:style-name="P276">00 00 02 86 </text:p>
      <text:p text:style-name="P276">00 00 02 86 </text:p>
      <text:p text:style-name="P276">19 4D 03 86 </text:p>
      <text:p text:style-name="P276">19 4D 01 91 </text:p>
      <text:p text:style-name="P276">19 5D 01 91 </text:p>
      <text:p text:style-name="P276">19 5D 01 91 </text:p>
      <text:p text:style-name="P276">19 5E 01 91 </text:p>
      <text:p text:style-name="P276">19 53 01 91 </text:p>
      <text:p text:style-name="P276">19 4B 06 86 </text:p>
      <text:p text:style-name="P276">19 4B 06 86 </text:p>
      <text:p text:style-name="P276">19 4B 06 86 </text:p>
      <text:p text:style-name="P276">19 54 05 85 </text:p>
      <text:p text:style-name="P276">19 58 05 85 </text:p>
      <text:p text:style-name="P276">00 00 05 85 </text:p>
      <text:p text:style-name="P276">19 52 06 86 </text:p>
      <text:p text:style-name="P276">19 4F 06 86 </text:p>
      <text:p text:style-name="P276">19 4B 06 86 </text:p>
      <text:p text:style-name="P276">19 50 06 86 </text:p>
      <text:p text:style-name="P276">19 50 06 86 </text:p>
      <text:p text:style-name="P276">19 4B 06 86 </text:p>
      <text:p text:style-name="P276">19 4C 09 86 </text:p>
      <text:p text:style-name="P276">19 51 09 86 </text:p>
      <text:p text:style-name="P276">19 51 09 86 </text:p>
      <text:p text:style-name="P276">19 52 07 91 </text:p>
      <text:p text:style-name="P276">19 4F 07 91 </text:p>
      <text:p text:style-name="P276">19 4F 07 91 </text:p>
      <text:p text:style-name="P276">19 56 07 91 </text:p>
      <text:p text:style-name="P276">19 50 08 86 </text:p>
      <text:p text:style-name="P276">19 51 08 86 </text:p>
      <text:p text:style-name="P276">19 4F 08 86 </text:p>
      <text:p text:style-name="P276"><text:soft-page-break/>19 5A 08 86 </text:p>
      <text:p text:style-name="P276">19 59 08 86 </text:p>
      <text:p text:style-name="P276">19 59 08 86 </text:p>
      <text:p text:style-name="P276">19 55 05 91 </text:p>
      <text:p text:style-name="P276">19 53 05 91 </text:p>
      <text:p text:style-name="P276">19 57 05 91 </text:p>
      <text:p text:style-name="P276">19 57 05 91 </text:p>
      <text:p text:style-name="P276">19 58 05 91 </text:p>
      <text:p text:style-name="P276">19 59 09 86 </text:p>
      <text:p text:style-name="P276">19 01 0A 91 </text:p>
      <text:p text:style-name="P276">19 01 02 91 </text:p>
      <text:p text:style-name="P276">00 00 00 00 </text:p>
      <text:p text:style-name="P276">00 00 00 00 </text:p>
      <text:p text:style-name="P276">00 00</text:p>
      <text:p text:style-name="P276"/>
      <text:p text:style-name="P276"/>
      <text:p text:style-name="P276"/>
      <text:p text:style-name="P256"/>
      <text:p text:style-name="P256">Camineet Warehouse</text:p>
      <text:p text:style-name="P256">_LABEL_6DE2_:</text:p>
      <text:p text:style-name="P256"/>
      <text:p text:style-name="P256"/>
      <text:p text:style-name="P256">ld hl, _RAM_FFFF_</text:p>
      <text:p text:style-name="P256">ld (hl), $03 <text:s text:c="2"/><text:tab/><text:tab/>// 3-й банк?? </text:p>
      <text:p text:style-name="P256">ld a, (_RAM_C30D_)<text:tab/>// <text:span text:style-name="T103">получаем номер подземелья (02)</text:span></text:p>
      <text:p text:style-name="P256">add a, a</text:p>
      <text:p text:style-name="P256">add a, a<text:tab/><text:tab/><text:tab/>// a = a * 4</text:p>
      <text:p text:style-name="P256">ld l, a</text:p>
      <text:p text:style-name="P256">ld h, $00</text:p>
      <text:p text:style-name="P256">ld de, _DATA_F61C_ <text:s text:c="2"/><text:tab/>// <text:span text:style-name="T103">DE = B61C</text:span></text:p>
      <text:p text:style-name="P256">add hl, de</text:p>
      <text:p text:style-name="P257">ld a, (hl)<text:tab/><text:tab/><text:tab/>// 06DF3: Watchpoint hit: Reading 86 from F624</text:p>
      <text:p text:style-name="P256">jp _LABEL_C97_<text:tab/><text:tab/>// <text:span text:style-name="T104">Далее всё это пишется в память</text:span></text:p>
      <text:p text:style-name="P256"/>
      <text:p text:style-name="P256">_LABEL_6D7F_:</text:p>
      <text:p text:style-name="P256"/>
      <text:p text:style-name="P256">ld hl, _RAM_FFFF_</text:p>
      <text:p text:style-name="P256">ld (hl), $03</text:p>
      <text:p text:style-name="P256">ld hl, _DATA_6DF7_<text:tab/>// <text:span text:style-name="T104">== 6DF7</text:span></text:p>
      <text:p text:style-name="P256">ld de, _RAM_C251_<text:tab/><text:tab/>// <text:span text:style-name="T104">== C251</text:span></text:p>
      <text:p text:style-name="P256">ld bc, $0007</text:p>
      <text:p text:style-name="P258">ldir<text:tab/><text:tab/><text:tab/><text:tab/>// <text:span text:style-name="T78">$00 $3F $30 $38 $03 $0B $0F</text:span><text:span text:style-name="T104"> → C251</text:span></text:p>
      <text:p text:style-name="P256">ld a, (_RAM_C30D_)<text:tab/>// <text:span text:style-name="T104">02 (Camineet color)</text:span></text:p>
      <text:p text:style-name="P256">add a, a</text:p>
      <text:p text:style-name="P256">add a, a<text:tab/><text:tab/><text:tab/>// <text:span text:style-name="T104">a *=4</text:span></text:p>
      <text:p text:style-name="P256">ld l, a</text:p>
      <text:p text:style-name="P256">ld h, $00</text:p>
      <text:p text:style-name="P256">ld de, _DATA_F619_</text:p>
      <text:p text:style-name="P256">add hl, de</text:p>
      <text:p text:style-name="P256">ld e, (hl) <text:s text:c="3"/>// 06D9B: Watchpoint hit: Reading 00 from F621</text:p>
      <text:p text:style-name="P256">inc hl</text:p>
      <text:p text:style-name="P256">ld d, (hl) <text:s text:c="2"/>// 06D9D: Watchpoint hit: Reading 00 from F622</text:p>
      <text:p text:style-name="P256">ld (_RAM_C2E3_), de<text:tab/>// <text:span text:style-name="T104">00 00</text:span></text:p>
      <text:p text:style-name="P256">inc hl</text:p>
      <text:p text:style-name="P256">ld a, (_RAM_C315_) <text:tab/>// <text:span text:style-name="T104">FF</text:span></text:p>
      <text:p text:style-name="P256">or a<text:tab/><text:tab/><text:tab/><text:tab/>// ??<text:span text:style-name="T104"> AC</text:span></text:p>
      <text:p text:style-name="P256">ld a, (hl) <text:s text:c="3"/><text:tab/><text:tab/>// 06DA7: Watchpoint hit: Reading 01 from F623</text:p>
      <text:p text:style-name="P256">jr nz, +</text:p>
      <text:p text:style-name="P256">ld e, a</text:p>
      <text:p text:style-name="P256">ld a, (_RAM_C30D_)</text:p>
      <text:p text:style-name="P256">ld hl, $6DFE</text:p>
      <text:p text:style-name="P256">ld bc, $0006</text:p>
      <text:p text:style-name="P256">cpir</text:p>
      <text:p text:style-name="P256">ld a, e</text:p>
      <text:p text:style-name="P256"><text:soft-page-break/>jr z, +</text:p>
      <text:p text:style-name="P256">ld a, $FF</text:p>
      <text:p text:style-name="P256">+:</text:p>
      <text:p text:style-name="P256">inc a<text:tab/><text:tab/><text:tab/><text:tab/>// <text:span text:style-name="T104">2</text:span></text:p>
      <text:p text:style-name="P256">ld (_RAM_C315_), a<text:tab/>// <text:span text:style-name="T104">Color 2</text:span></text:p>
      <text:p text:style-name="P256">add a, a</text:p>
      <text:p text:style-name="P256">add a, a</text:p>
      <text:p text:style-name="P256">add a, a<text:tab/><text:tab/><text:tab/>// *<text:span text:style-name="T105">8 = 0x10 (16)</text:span></text:p>
      <text:p text:style-name="P256">ld l, a</text:p>
      <text:p text:style-name="P256">ld h, $00</text:p>
      <text:p text:style-name="P256">ld de, _DATA_F5B9_<text:tab/>// <text:span text:style-name="T105">B5B9</text:span></text:p>
      <text:p text:style-name="P259">add hl, de<text:tab/><text:tab/><text:tab/>// <text:span text:style-name="T105">B5B9 + 10 = B5C9 == F5C9</text:span></text:p>
      <text:p text:style-name="P256">ld a, (hl)<text:tab/><text:tab/><text:tab/>// <text:span text:style-name="T105">18</text:span></text:p>
      <text:p text:style-name="P256">ld (_RAM_C240_), a</text:p>
      <text:p text:style-name="P256">ld de, _RAM_C248_<text:tab/><text:tab/>// <text:bookmark-start text:name="__DdeLink__5522_1732120304"/><text:span text:style-name="T105">C248</text:span><text:bookmark-end text:name="__DdeLink__5522_1732120304"/></text:p>
      <text:p text:style-name="P256">ld bc, $0008</text:p>
      <text:p text:style-name="P259">ldir<text:tab/><text:tab/><text:tab/><text:tab/>// <text:span text:style-name="T105">$18 $1C $00 $14 $2E $19 $1D $2E → C248</text:span></text:p>
      <text:p text:style-name="P256">ld a, (_RAM_C249_)<text:tab/>// <text:span text:style-name="T106">1C</text:span></text:p>
      <text:p text:style-name="P256">ld (_RAM_C248_), a<text:tab/>// <text:span text:style-name="T106">C248 = 1C</text:span></text:p>
      <text:p text:style-name="P256">ld a, (_RAM_C24D_)<text:tab/>// <text:span text:style-name="T106">19</text:span></text:p>
      <text:p text:style-name="P256">ld (_RAM_C250_), a<text:tab/>// <text:span text:style-name="T106">C250 = 19</text:span></text:p>
      <text:p text:style-name="P256">ret</text:p>
      <text:p text:style-name="P256"/>
      <text:p text:style-name="P261">палитра</text:p>
      <text:p text:style-name="P261">18 00 3F 06 2F 0B 0C 04 1C <text:span text:style-name="T69">1C 00 14 2E 19 1D 2E (F5C9)</text:span></text:p>
      <text:p text:style-name="P261"><text:span text:style-name="T107">19</text:span> <text:span text:style-name="T69">00 3F 30 38 03 0B 0F</text:span> 38 34 06 01 2A 25 08 0C</text:p>
      <text:p text:style-name="P260"/>
      <text:p text:style-name="P256"/>
      <text:p text:style-name="P256">06DF3: Watchpoint hit: Reading 86 from F624</text:p>
      <text:p text:style-name="P256">06D9B: Watchpoint hit: Reading 00 from F621</text:p>
      <text:p text:style-name="P256"/>
      <text:p text:style-name="P262">надо узнать, как номер подземелья попадает в память C30D</text:p>
      <text:p text:style-name="P262"/>
      <text:p text:style-name="P263">_LABEL_78BD_:<text:tab/></text:p>
      <text:p text:style-name="P263"><text:tab/><text:tab/>cp $0A</text:p>
      <text:p text:style-name="P263"><text:tab/><text:tab/>jp nz, +</text:p>
      <text:p text:style-name="P263"><text:tab/><text:tab/>ld (_RAM_C202_), a<text:tab/>// 0A → C202</text:p>
      <text:p text:style-name="P263">HL = AA8E</text:p>
      <text:p text:style-name="P263"><text:tab/><text:tab/>inc hl<text:tab/><text:tab/><text:tab/>// AA8F == EA8F</text:p>
      <text:p text:style-name="P263"><text:tab/><text:tab/>ld d, (hl)</text:p>
      <text:p text:style-name="P263"><text:tab/><text:tab/>inc hl</text:p>
      <text:p text:style-name="P263"><text:tab/><text:tab/>ld e, (hl)<text:tab/><text:tab/><text:tab/>// <text:bookmark-start text:name="__DdeLink__5527_1732120304"/>025E<text:bookmark-end text:name="__DdeLink__5527_1732120304"/></text:p>
      <text:p text:style-name="P263"><text:tab/><text:tab/>ld (_RAM_C30C_), de</text:p>
      <text:p text:style-name="P263"><text:tab/><text:tab/>inc hl</text:p>
      <text:p text:style-name="P263"><text:tab/><text:tab/>ld a, (hl)</text:p>
      <text:p text:style-name="P263"><text:tab/><text:tab/>ld (_RAM_C30A_), a</text:p>
      <text:p text:style-name="P263"><text:tab/><text:tab/>ld hl, (_RAM_C311_)<text:tab/>// <text:span text:style-name="T109">00 A0, Y mirror</text:span></text:p>
      <text:p text:style-name="P263"><text:tab/><text:tab/>ld (_RAM_C305_), hl<text:tab/></text:p>
      <text:p text:style-name="P264"><text:tab/><text:tab/>ld hl, (_RAM_C313_)<text:tab/>// <text:span text:style-name="T109">06 40 <text:s/>X mirror</text:span></text:p>
      <text:p text:style-name="P263"><text:tab/><text:tab/>ld (_RAM_C301_), hl</text:p>
      <text:p text:style-name="P263"><text:tab/><text:tab/>xor a</text:p>
      <text:p text:style-name="P263"><text:tab/><text:tab/>ld (_RAM_C30E_), a</text:p>
      <text:p text:style-name="P263"><text:tab/><text:tab/>jp _LABEL_7908_</text:p>
      <text:p text:style-name="P263"><text:tab/></text:p>
      <text:p text:style-name="P263">+:<text:tab/></text:p>
      <text:p text:style-name="P263"><text:tab/><text:tab/>cp $0C</text:p>
      <text:p text:style-name="P263"><text:tab/><text:tab/>ret nz</text:p>
      <text:p text:style-name="P263"><text:tab/><text:tab/>ld (_RAM_C202_), a</text:p>
      <text:p text:style-name="P263"><text:tab/><text:tab/>inc hl</text:p>
      <text:p text:style-name="P263"><text:tab/><text:tab/>ld a, (hl)</text:p>
      <text:p text:style-name="P263"><text:tab/><text:tab/>ld (_RAM_C29E_), a</text:p>
      <text:p text:style-name="P263"><text:tab/><text:tab/>inc hl</text:p>
      <text:p text:style-name="P263"><text:tab/><text:tab/>ld a, (hl)</text:p>
      <text:p text:style-name="P263"><text:tab/><text:tab/>inc hl</text:p>
      <text:p text:style-name="P263"><text:soft-page-break/><text:tab/><text:tab/>ld h, (hl)</text:p>
      <text:p text:style-name="P263"><text:tab/><text:tab/>ld l, a</text:p>
      <text:p text:style-name="P263"><text:tab/><text:tab/>ld (_RAM_C2DB_), hl</text:p>
      <text:p text:style-name="P263"><text:tab/><text:tab/>xor a</text:p>
      <text:p text:style-name="P263"><text:tab/><text:tab/>ld (_RAM_C29D_), a</text:p>
      <text:p text:style-name="P263"><text:tab/><text:tab/>ld hl, (_RAM_C311_)</text:p>
      <text:p text:style-name="P263"><text:tab/><text:tab/>ld (_RAM_C305_), hl</text:p>
      <text:p text:style-name="P263"><text:tab/><text:tab/>ld hl, (_RAM_C313_)</text:p>
      <text:p text:style-name="P263"><text:tab/><text:tab/>ld (_RAM_C301_), hl</text:p>
      <text:p text:style-name="P263">_LABEL_7908_:<text:tab/></text:p>
      <text:p text:style-name="P263"><text:tab/><text:tab/>ld a, (_RAM_C810_)</text:p>
      <text:p text:style-name="P263"><text:tab/><text:tab/>ld (_RAM_C2D7_), a</text:p>
      <text:p text:style-name="P263"><text:tab/><text:tab/>ld hl, _RAM_C26F_</text:p>
      <text:p text:style-name="P263"><text:tab/><text:tab/>ld de, _RAM_C26F_ + 1</text:p>
      <text:p text:style-name="P263"><text:tab/><text:tab/>ld bc, $0017</text:p>
      <text:p text:style-name="P263"><text:tab/><text:tab/>ld (hl), $00</text:p>
      <text:p text:style-name="P263"><text:tab/><text:tab/>ldir</text:p>
      <text:p text:style-name="P263"><text:tab/><text:tab/>ld hl, _RAM_C800_</text:p>
      <text:p text:style-name="P263"><text:tab/><text:tab/>ld de, _RAM_C800_ + 1</text:p>
      <text:p text:style-name="P263"><text:tab/><text:tab/>ld bc, $00FF</text:p>
      <text:p text:style-name="P263"><text:tab/><text:tab/>ld (hl), $00</text:p>
      <text:p text:style-name="P263"><text:tab/><text:tab/>ldir</text:p>
      <text:p text:style-name="P263"><text:tab/><text:tab/>pop hl</text:p>
      <text:p text:style-name="P263"><text:tab/><text:tab/>ret</text:p>
      <text:p text:style-name="P263"/>
      <text:p text:style-name="P263"/>
      <text:p text:style-name="P265"/>
      <text:p text:style-name="P265"/>
      <text:p text:style-name="P276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5"/>
      <text:p text:style-name="P265"/>
      <text:p text:style-name="P275">Baya Malay Cave E95<text:span text:style-name="T112">5</text:span></text:p>
      <text:p text:style-name="P275"><text:span text:style-name="T112">0A </text:span>00 5A 00 2B 16</text:p>
      <text:p text:style-name="P265"/>
      <text:p text:style-name="P267">Medusa“s Cave 0xE96<text:span text:style-name="T112">7</text:span></text:p>
      <text:p text:style-name="P276">0A <text:span text:style-name="T109">00 DC 00 46 76</text:span></text:p>
      <text:p text:style-name="P268"/>
      <text:p text:style-name="P269">Scion Cave: 0xE96<text:span text:style-name="T112">D</text:span></text:p>
      <text:p text:style-name="P269"><text:span text:style-name="T112">0A </text:span>13 DE 00 09 62</text:p>
      <text:p text:style-name="P269"/>
      <text:p text:style-name="P270">E9A<text:span text:style-name="T112">9</text:span> <text:span text:style-name="T111">холм</text:span></text:p>
      <text:p text:style-name="P272"><text:span text:style-name="T112">0A </text:span>14 CB 00 26 68</text:p>
      <text:p text:style-name="P270"/>
      <text:p text:style-name="P274">E9B<text:span text:style-name="T112">5</text:span> тюрьма</text:p>
      <text:p text:style-name="P274"><text:span text:style-name="T112">0A </text:span>01 D2 00 28 64 <text:span text:style-name="T19">08</text:span> 0E 11 13 70</text:p>
      <text:p text:style-name="P270"/>
      <text:p text:style-name="P266">Camineet Warehouse 0x<text:span text:style-name="T108">EA8E</text:span></text:p>
      <text:p text:style-name="P266"><text:span text:style-name="T112">0A </text:span><text:bookmark-start text:name="__DdeLink__5530_1732120304"/>02 5E 00 12 5E <text:bookmark-end text:name="__DdeLink__5530_1732120304"/></text:p>
      <text:p text:style-name="P266">02 <text:tab/>C30D<text:tab/>// <text:span text:style-name="T110">Dungeon ID</text:span></text:p>
      <text:p text:style-name="P266">5E <text:tab/>C30C<text:tab/>// Room ID</text:p>
      <text:p text:style-name="P266">00 <text:tab/>C30A<text:tab/>// Direction</text:p>
      <text:p text:style-name="P266"/>
      <text:p text:style-name="P272">EB7<text:span text:style-name="T112">2</text:span> — г<text:span text:style-name="T19">отик </text:span><text:span text:style-name="T20">данж</text:span></text:p>
      <text:p text:style-name="P272"><text:span text:style-name="T112">0A </text:span>00 2E 02 17 25 </text:p>
      <text:p text:style-name="P273">смешно, но выход в аэропорт обрабатывается где-то по-иному</text:p>
      <text:p text:style-name="P272"/>
      <text:p text:style-name="P272">EBD9 подземелье сумасшедшего доктора</text:p>
      <text:p text:style-name="P272">02 12 01 4B 20 0A 02 DE 00 55 19 0C</text:p>
      <text:p text:style-name="P271"/>
      <text:p text:style-name="P269">Drasgow Warehouse 0xEC9A</text:p>
      <text:p text:style-name="P269">15 D1 00 19 23 0C 08 57 0D 21 1B 0C 08 56 03 22</text:p>
      <text:p text:style-name="P269"/>
      <text:p text:style-name="P274">Governor: ED5A</text:p>
      <text:p text:style-name="P274"><text:soft-page-break/>21 D4 00 21 23 0C 08 38 31 23 25 0C 10 33 07 23 27 0C</text:p>
      <text:p text:style-name="P274"/>
      <text:p text:style-name="P274"/>
      <text:p text:style-name="P277"/>
      <text:p text:style-name="P278">Характеристики вещей <text:span text:style-name="T113">(64)</text:span> (урон, защита)</text:p>
      <text:p text:style-name="P278"/>
      <text:p text:style-name="P278"/>
      <text:p text:style-name="P277">Phantasy Star (J) [!]</text:p>
      <text:p text:style-name="P277">Phantasy Star (J) [T+Eng1.02_SMS Power]</text:p>
      <text:p text:style-name="P277">0x1996</text:p>
      <text:p text:style-name="P277"/>
      <text:p text:style-name="P277">Phantasy Star (K) [!]</text:p>
      <text:p text:style-name="P277">0x19A3</text:p>
      <text:p text:style-name="P277"/>
      <text:p text:style-name="P277">Phantasy Star (UE) (V1.1) [!]</text:p>
      <text:p text:style-name="P277">Phantasy Star (UE) (V1.2) [!]</text:p>
      <text:p text:style-name="P277">Phantasy Star (B) [!]</text:p>
      <text:p text:style-name="P277">0x183A</text:p>
      <text:p text:style-name="P277"/>
      <text:p text:style-name="P277">00 03 04 0C 0A 0A 0A 15 1F 12 1E 1E 2E 32 3C 50 </text:p>
      <text:p text:style-name="P277">05 05 0F 14 1E 1E 3C 50 28 03 08 0F 17 28 1E 28 </text:p>
      <text:p text:style-name="P277">32 00 00 00 00 00 00 00 00 00 00 00 00 00 00 00 </text:p>
      <text:p text:style-name="P277">00 00 00 00 00 00 00 00 00 00 00 00 00 00 00 00</text:p>
      <text:p text:style-name="P277"/>
      <text:p text:style-name="P277"/>
      <text:p text:style-name="P287">Порядок оружия наводит на мысль, что мощь допиливали уже позже</text:p>
      <text:p text:style-name="P2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3T15:59:56.077982585</dc:date>
    <meta:editing-duration>P1DT14H1M47S</meta:editing-duration>
    <meta:editing-cycles>104</meta:editing-cycles>
    <meta:generator>LibreOffice/5.1.4.2$Linux_X86_64 LibreOffice_project/10m0$Build-2</meta:generator>
    <meta:document-statistic meta:table-count="57" meta:image-count="0" meta:object-count="0" meta:page-count="40" meta:paragraph-count="2017" meta:word-count="9345" meta:character-count="54567" meta:non-whitespace-character-count="46865"/>
  </office:meta>
</office:document-meta>
</file>